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end" style:justify-single-word="false"/>
      <style:text-properties fo:font-size="12pt" fo:font-weight="bold" officeooo:rsid="01000f68" officeooo:paragraph-rsid="0113387c" style:font-size-asian="12pt" style:font-weight-asian="bold" style:font-size-complex="12pt" style:font-weight-complex="bold"/>
    </style:style>
    <style:style style:name="P2" style:family="paragraph" style:parent-style-name="Header">
      <style:paragraph-properties fo:text-align="end" style:justify-single-word="false"/>
      <style:text-properties fo:font-size="12pt" fo:font-weight="normal" officeooo:rsid="01000f68" officeooo:paragraph-rsid="0113387c" style:font-size-asian="12pt" style:font-weight-asian="normal" style:font-size-complex="12pt" style:font-weight-complex="normal"/>
    </style:style>
    <style:style style:name="P3" style:family="paragraph" style:parent-style-name="Header">
      <style:paragraph-properties fo:text-align="end" style:justify-single-word="false"/>
      <style:text-properties fo:font-size="8pt" fo:font-weight="normal" officeooo:rsid="0100d925" officeooo:paragraph-rsid="0113387c" style:font-size-asian="8pt" style:font-weight-asian="normal" style:font-size-complex="8pt" style:font-weight-complex="normal"/>
    </style:style>
    <style:style style:name="P4" style:family="paragraph" style:parent-style-name="Footer">
      <style:paragraph-properties fo:text-align="end" style:justify-single-word="false">
        <style:tab-stops>
          <style:tab-stop style:position="4.697cm"/>
          <style:tab-stop style:position="8.5cm" style:type="center"/>
          <style:tab-stop style:position="11.494cm"/>
          <style:tab-stop style:position="17.002cm" style:type="right"/>
        </style:tab-stops>
      </style:paragraph-properties>
      <style:text-properties fo:font-size="8pt" officeooo:rsid="00ad1994" officeooo:paragraph-rsid="0033365b" style:font-size-asian="8pt" style:font-size-complex="8pt"/>
    </style:style>
    <style:style style:name="P5" style:family="paragraph" style:parent-style-name="Frame_20_contents">
      <style:text-properties fo:font-size="10pt" officeooo:rsid="0018ac56" officeooo:paragraph-rsid="0018ac56" style:font-size-asian="8.75pt" style:font-size-complex="10pt"/>
    </style:style>
    <style:style style:name="P6" style:family="paragraph" style:parent-style-name="Frame_20_contents">
      <style:text-properties fo:font-size="10pt" officeooo:rsid="00f1e929" officeooo:paragraph-rsid="00f1e929" style:font-size-asian="8.75pt" style:font-size-complex="10pt"/>
    </style:style>
    <style:style style:name="P7" style:family="paragraph" style:parent-style-name="Frame_20_contents">
      <style:text-properties fo:font-size="10pt" officeooo:rsid="00f1e929" officeooo:paragraph-rsid="001a9ae2" style:font-size-asian="8.75pt" style:font-size-complex="10pt"/>
    </style:style>
    <style:style style:name="P8" style:family="paragraph" style:parent-style-name="Frame_20_contents">
      <style:text-properties fo:font-size="10pt" officeooo:rsid="0100d925" officeooo:paragraph-rsid="00f58490" style:font-size-asian="8.75pt" style:font-size-complex="10pt"/>
    </style:style>
    <style:style style:name="P9" style:family="paragraph" style:parent-style-name="Frame_20_contents">
      <style:text-properties fo:font-size="10pt" officeooo:rsid="0100d925" officeooo:paragraph-rsid="016f0c7f" style:font-size-asian="8.75pt" style:font-size-complex="10pt"/>
    </style:style>
    <style:style style:name="P10" style:family="paragraph" style:parent-style-name="Frame_20_contents">
      <style:text-properties fo:font-size="10pt" officeooo:rsid="00f30167" officeooo:paragraph-rsid="00f30167" style:font-size-asian="8.75pt" style:font-size-complex="10pt"/>
    </style:style>
    <style:style style:name="P11" style:family="paragraph" style:parent-style-name="Frame_20_contents">
      <style:text-properties fo:font-size="10pt" officeooo:rsid="016f0c7f" officeooo:paragraph-rsid="016f0c7f" style:font-size-asian="8.75pt" style:font-size-complex="10pt"/>
    </style:style>
    <style:style style:name="P12" style:family="paragraph" style:parent-style-name="Frame_20_contents">
      <style:text-properties fo:font-size="8pt" style:text-underline-style="solid" style:text-underline-width="auto" style:text-underline-color="font-color" officeooo:rsid="0018ac56" officeooo:paragraph-rsid="0018ac56" style:font-size-asian="7pt" style:font-size-complex="8pt"/>
    </style:style>
    <style:style style:name="P13" style:family="paragraph" style:parent-style-name="Standard">
      <style:text-properties fo:font-size="10pt" officeooo:rsid="00263971" officeooo:paragraph-rsid="0113387c" style:font-size-asian="10pt" style:font-size-complex="10pt"/>
    </style:style>
    <style:style style:name="P14" style:family="paragraph" style:parent-style-name="Standard">
      <style:text-properties fo:font-size="10pt" officeooo:rsid="002967ba" officeooo:paragraph-rsid="0113387c" style:font-size-asian="10pt" style:font-size-complex="10pt"/>
    </style:style>
    <style:style style:name="P15" style:family="paragraph" style:parent-style-name="Standard">
      <style:paragraph-properties fo:text-align="justify" style:justify-single-word="false"/>
      <style:text-properties fo:font-size="10pt" officeooo:rsid="003064a2" officeooo:paragraph-rsid="0113387c" style:font-size-asian="10pt" style:font-size-complex="10pt"/>
    </style:style>
    <style:style style:name="P16" style:family="paragraph" style:parent-style-name="Standard">
      <style:text-properties fo:font-size="10pt" officeooo:rsid="00e0de40" officeooo:paragraph-rsid="0113387c" style:font-size-asian="10pt" style:font-size-complex="10pt"/>
    </style:style>
    <style:style style:name="P17" style:family="paragraph" style:parent-style-name="Standard">
      <style:paragraph-properties fo:text-align="justify" style:justify-single-word="false"/>
      <style:text-properties fo:font-size="10pt" officeooo:rsid="010d23f1" officeooo:paragraph-rsid="0113387c" style:font-size-asian="10pt" style:font-size-complex="10pt"/>
    </style:style>
    <style:style style:name="P18" style:family="paragraph" style:parent-style-name="Standard">
      <style:text-properties fo:font-size="10pt" officeooo:paragraph-rsid="0113387c" style:font-size-asian="10pt" style:font-size-complex="10pt"/>
    </style:style>
    <style:style style:name="P19" style:family="paragraph" style:parent-style-name="Standard">
      <style:paragraph-properties fo:text-align="justify" style:justify-single-word="false"/>
      <style:text-properties fo:font-size="10pt" officeooo:rsid="0113387c" officeooo:paragraph-rsid="0113387c" style:font-size-asian="10pt" style:font-size-complex="10pt"/>
    </style:style>
    <style:style style:name="P20" style:family="paragraph" style:parent-style-name="Standard">
      <style:paragraph-properties fo:text-align="justify" style:justify-single-word="false"/>
      <style:text-properties fo:font-size="10pt" officeooo:rsid="0106216a" officeooo:paragraph-rsid="0113387c" style:font-size-asian="10pt" style:font-size-complex="10pt"/>
    </style:style>
    <style:style style:name="P21" style:family="paragraph" style:parent-style-name="Standard">
      <style:paragraph-properties fo:text-align="justify" style:justify-single-word="false"/>
      <style:text-properties fo:font-size="10pt" officeooo:rsid="012ceefc" officeooo:paragraph-rsid="012ceefc" style:font-size-asian="10pt" style:font-size-complex="10pt"/>
    </style:style>
    <style:style style:name="P22" style:family="paragraph" style:parent-style-name="Standard">
      <style:paragraph-properties fo:text-align="justify" style:justify-single-word="false">
        <style:tab-stops>
          <style:tab-stop style:position="6.694cm"/>
        </style:tab-stops>
      </style:paragraph-properties>
      <style:text-properties fo:font-size="10pt" officeooo:rsid="012ceefc" officeooo:paragraph-rsid="012ceefc" style:font-size-asian="10pt" style:font-size-complex="10pt"/>
    </style:style>
    <style:style style:name="P23" style:family="paragraph" style:parent-style-name="Standard">
      <style:paragraph-properties fo:text-align="justify" style:justify-single-word="false">
        <style:tab-stops>
          <style:tab-stop style:position="6.694cm"/>
        </style:tab-stops>
      </style:paragraph-properties>
      <style:text-properties fo:font-size="10pt" officeooo:rsid="012fe1b4" officeooo:paragraph-rsid="012fe1b4" style:font-size-asian="10pt" style:font-size-complex="10pt"/>
    </style:style>
    <style:style style:name="P24" style:family="paragraph" style:parent-style-name="Standard">
      <style:paragraph-properties fo:text-align="justify" style:justify-single-word="false">
        <style:tab-stops>
          <style:tab-stop style:position="6.694cm"/>
        </style:tab-stops>
      </style:paragraph-properties>
      <style:text-properties fo:font-size="10pt" officeooo:rsid="01305c2a" officeooo:paragraph-rsid="01305c2a" style:font-size-asian="10pt" style:font-size-complex="10pt"/>
    </style:style>
    <style:style style:name="P25" style:family="paragraph" style:parent-style-name="Standard">
      <style:paragraph-properties fo:text-align="justify" style:justify-single-word="false">
        <style:tab-stops>
          <style:tab-stop style:position="6.694cm"/>
        </style:tab-stops>
      </style:paragraph-properties>
      <style:text-properties fo:font-size="10pt" officeooo:rsid="0134ea1b" officeooo:paragraph-rsid="0134ea1b" style:font-size-asian="10pt" style:font-size-complex="10pt"/>
    </style:style>
    <style:style style:name="P26" style:family="paragraph" style:parent-style-name="Standard">
      <style:paragraph-properties fo:text-align="justify" style:justify-single-word="false">
        <style:tab-stops>
          <style:tab-stop style:position="6.694cm"/>
        </style:tab-stops>
      </style:paragraph-properties>
      <style:text-properties fo:font-size="10pt" officeooo:rsid="01374ab9" officeooo:paragraph-rsid="01374ab9" style:font-size-asian="10pt" style:font-size-complex="10pt"/>
    </style:style>
    <style:style style:name="P27" style:family="paragraph" style:parent-style-name="Standard">
      <style:paragraph-properties fo:text-align="justify" style:justify-single-word="false">
        <style:tab-stops>
          <style:tab-stop style:position="6.694cm"/>
        </style:tab-stops>
      </style:paragraph-properties>
      <style:text-properties fo:font-size="10pt" officeooo:rsid="01396e2c" officeooo:paragraph-rsid="01396e2c" style:font-size-asian="10pt" style:font-size-complex="10pt"/>
    </style:style>
    <style:style style:name="P28" style:family="paragraph" style:parent-style-name="Standard">
      <style:paragraph-properties fo:text-align="justify" style:justify-single-word="false">
        <style:tab-stops>
          <style:tab-stop style:position="6.694cm"/>
        </style:tab-stops>
      </style:paragraph-properties>
      <style:text-properties fo:font-size="10pt" officeooo:rsid="0139ce1b" officeooo:paragraph-rsid="0139ce1b" style:font-size-asian="10pt" style:font-size-complex="10pt"/>
    </style:style>
    <style:style style:name="P29" style:family="paragraph" style:parent-style-name="Standard">
      <style:paragraph-properties fo:text-align="justify" style:justify-single-word="false">
        <style:tab-stops>
          <style:tab-stop style:position="6.694cm"/>
        </style:tab-stops>
      </style:paragraph-properties>
      <style:text-properties fo:font-size="10pt" officeooo:rsid="013c5c66" officeooo:paragraph-rsid="013c5c66" style:font-size-asian="10pt" style:font-size-complex="10pt"/>
    </style:style>
    <style:style style:name="P30" style:family="paragraph" style:parent-style-name="Standard">
      <style:paragraph-properties fo:text-align="justify" style:justify-single-word="false">
        <style:tab-stops>
          <style:tab-stop style:position="6.694cm"/>
        </style:tab-stops>
      </style:paragraph-properties>
      <style:text-properties fo:font-size="10pt" officeooo:rsid="013e17fd" officeooo:paragraph-rsid="013e17fd" style:font-size-asian="10pt" style:font-size-complex="10pt"/>
    </style:style>
    <style:style style:name="P31" style:family="paragraph" style:parent-style-name="Standard">
      <style:paragraph-properties fo:text-align="justify" style:justify-single-word="false">
        <style:tab-stops>
          <style:tab-stop style:position="6.694cm"/>
        </style:tab-stops>
      </style:paragraph-properties>
      <style:text-properties fo:font-size="10pt" officeooo:rsid="013f97a9" officeooo:paragraph-rsid="013f97a9" style:font-size-asian="10pt" style:font-size-complex="10pt"/>
    </style:style>
    <style:style style:name="P32" style:family="paragraph" style:parent-style-name="Standard">
      <style:paragraph-properties fo:text-align="justify" style:justify-single-word="false">
        <style:tab-stops>
          <style:tab-stop style:position="6.694cm"/>
        </style:tab-stops>
      </style:paragraph-properties>
      <style:text-properties fo:font-size="10pt" officeooo:rsid="014054ea" officeooo:paragraph-rsid="014054ea" style:font-size-asian="10pt" style:font-size-complex="10pt"/>
    </style:style>
    <style:style style:name="P33" style:family="paragraph" style:parent-style-name="Standard">
      <style:paragraph-properties fo:text-align="justify" style:justify-single-word="false">
        <style:tab-stops>
          <style:tab-stop style:position="6.694cm"/>
        </style:tab-stops>
      </style:paragraph-properties>
      <style:text-properties fo:font-size="10pt" officeooo:rsid="014054ea" officeooo:paragraph-rsid="014aebea" style:font-size-asian="10pt" style:font-size-complex="10pt"/>
    </style:style>
    <style:style style:name="P34" style:family="paragraph" style:parent-style-name="Standard">
      <style:paragraph-properties fo:text-align="justify" style:justify-single-word="false">
        <style:tab-stops>
          <style:tab-stop style:position="6.694cm"/>
        </style:tab-stops>
      </style:paragraph-properties>
      <style:text-properties fo:font-size="10pt" officeooo:rsid="0141623f" officeooo:paragraph-rsid="0141623f" style:font-size-asian="10pt" style:font-size-complex="10pt"/>
    </style:style>
    <style:style style:name="P35" style:family="paragraph" style:parent-style-name="Standard">
      <style:paragraph-properties fo:text-align="justify" style:justify-single-word="false">
        <style:tab-stops>
          <style:tab-stop style:position="6.694cm"/>
        </style:tab-stops>
      </style:paragraph-properties>
      <style:text-properties fo:font-size="10pt" officeooo:rsid="014351f9" officeooo:paragraph-rsid="014351f9" style:font-size-asian="10pt" style:font-size-complex="10pt"/>
    </style:style>
    <style:style style:name="P36" style:family="paragraph" style:parent-style-name="Standard">
      <style:paragraph-properties fo:text-align="justify" style:justify-single-word="false">
        <style:tab-stops>
          <style:tab-stop style:position="6.694cm"/>
        </style:tab-stops>
      </style:paragraph-properties>
      <style:text-properties fo:font-size="10pt" officeooo:rsid="01435ce7" officeooo:paragraph-rsid="01435ce7" style:font-size-asian="10pt" style:font-size-complex="10pt"/>
    </style:style>
    <style:style style:name="P37" style:family="paragraph" style:parent-style-name="Standard">
      <style:paragraph-properties fo:text-align="justify" style:justify-single-word="false"/>
      <style:text-properties fo:font-size="10pt" officeooo:rsid="01764427" officeooo:paragraph-rsid="01764427" style:font-size-asian="10pt" style:font-size-complex="10pt"/>
    </style:style>
    <style:style style:name="P38" style:family="paragraph" style:parent-style-name="Standard">
      <style:paragraph-properties fo:text-align="justify" style:justify-single-word="false">
        <style:tab-stops>
          <style:tab-stop style:position="6.694cm"/>
        </style:tab-stops>
      </style:paragraph-properties>
      <style:text-properties fo:font-size="10pt" officeooo:rsid="013e0d0c" officeooo:paragraph-rsid="013e0d0c" style:font-size-asian="10pt" style:font-size-complex="10pt"/>
    </style:style>
    <style:style style:name="P39" style:family="paragraph" style:parent-style-name="Standard">
      <style:paragraph-properties fo:text-align="justify" style:justify-single-word="false">
        <style:tab-stops>
          <style:tab-stop style:position="6.694cm"/>
        </style:tab-stops>
      </style:paragraph-properties>
      <style:text-properties fo:font-size="10pt" officeooo:rsid="0155cfc5" officeooo:paragraph-rsid="0155cfc5" style:font-size-asian="10pt" style:font-size-complex="10pt"/>
    </style:style>
    <style:style style:name="P40" style:family="paragraph" style:parent-style-name="Standard">
      <style:paragraph-properties fo:text-align="justify" style:justify-single-word="false">
        <style:tab-stops>
          <style:tab-stop style:position="6.694cm"/>
        </style:tab-stops>
      </style:paragraph-properties>
      <style:text-properties fo:font-size="10pt" officeooo:rsid="01525865" officeooo:paragraph-rsid="01525865" style:font-size-asian="10pt" style:font-size-complex="10pt"/>
    </style:style>
    <style:style style:name="P41" style:family="paragraph" style:parent-style-name="Standard">
      <style:paragraph-properties fo:text-align="justify" style:justify-single-word="false">
        <style:tab-stops>
          <style:tab-stop style:position="6.694cm"/>
        </style:tab-stops>
      </style:paragraph-properties>
      <style:text-properties fo:font-size="10pt" officeooo:rsid="01511077" officeooo:paragraph-rsid="01511077" style:font-size-asian="10pt" style:font-size-complex="10pt"/>
    </style:style>
    <style:style style:name="P42" style:family="paragraph" style:parent-style-name="Standard">
      <style:text-properties fo:font-size="10pt" fo:font-weight="bold" officeooo:rsid="00f7795c" officeooo:paragraph-rsid="0113387c" style:font-size-asian="10pt" style:font-weight-asian="bold" style:font-size-complex="10pt" style:font-weight-complex="bold"/>
    </style:style>
    <style:style style:name="P43" style:family="paragraph" style:parent-style-name="Standard">
      <style:paragraph-properties fo:text-align="justify" style:justify-single-word="false">
        <style:tab-stops>
          <style:tab-stop style:position="6.694cm"/>
        </style:tab-stops>
      </style:paragraph-properties>
      <style:text-properties fo:font-size="10pt" officeooo:rsid="012fe1b4" officeooo:paragraph-rsid="012fe1b4" style:font-size-asian="8.75pt" style:font-size-complex="10pt"/>
    </style:style>
    <style:style style:name="P44" style:family="paragraph" style:parent-style-name="Standard">
      <style:paragraph-properties fo:text-align="justify" style:justify-single-word="false">
        <style:tab-stops>
          <style:tab-stop style:position="6.694cm"/>
        </style:tab-stops>
      </style:paragraph-properties>
      <style:text-properties officeooo:paragraph-rsid="01474387"/>
    </style:style>
    <style:style style:name="P45" style:family="paragraph" style:parent-style-name="Standard">
      <style:paragraph-properties fo:text-align="justify" style:justify-single-word="false"/>
      <style:text-properties officeooo:paragraph-rsid="0113387c"/>
    </style:style>
    <style:style style:name="P46" style:family="paragraph" style:parent-style-name="Standard">
      <style:paragraph-properties fo:text-align="justify" style:justify-single-word="false">
        <style:tab-stops>
          <style:tab-stop style:position="6.694cm"/>
        </style:tab-stops>
      </style:paragraph-properties>
      <style:text-properties fo:font-size="12pt" fo:font-weight="bold" officeooo:rsid="012fe1b4" officeooo:paragraph-rsid="012fe1b4" style:font-size-asian="12pt" style:font-weight-asian="bold" style:font-size-complex="12pt" style:font-weight-complex="bold"/>
    </style:style>
    <style:style style:name="P47" style:family="paragraph" style:parent-style-name="Standard">
      <style:paragraph-properties fo:text-align="justify" style:justify-single-word="false">
        <style:tab-stops>
          <style:tab-stop style:position="6.694cm"/>
        </style:tab-stops>
      </style:paragraph-properties>
      <style:text-properties fo:font-size="12pt" fo:font-weight="bold" officeooo:rsid="013f97a9" officeooo:paragraph-rsid="013f97a9" style:font-size-asian="12pt" style:font-weight-asian="bold" style:font-size-complex="12pt" style:font-weight-complex="bold"/>
    </style:style>
    <style:style style:name="P48" style:family="paragraph" style:parent-style-name="Standard">
      <style:paragraph-properties fo:text-align="justify" style:justify-single-word="false">
        <style:tab-stops>
          <style:tab-stop style:position="6.694cm"/>
        </style:tab-stops>
      </style:paragraph-properties>
      <style:text-properties fo:font-size="12pt" style:text-underline-style="none" fo:font-weight="bold" officeooo:rsid="013e17fd" officeooo:paragraph-rsid="013e17fd"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color="#000000" fo:font-size="10pt" officeooo:rsid="01764427" officeooo:paragraph-rsid="0113387c" style:font-size-asian="10pt" style:font-size-complex="10pt"/>
    </style:style>
    <style:style style:name="P50" style:family="paragraph" style:parent-style-name="Standard">
      <style:paragraph-properties fo:text-align="justify" style:justify-single-word="false"/>
      <style:text-properties fo:color="#000000" fo:font-size="10pt" officeooo:rsid="0177925c" officeooo:paragraph-rsid="01764427" style:font-size-asian="10pt" style:font-size-complex="10pt"/>
    </style:style>
    <style:style style:name="P51" style:family="paragraph" style:parent-style-name="Standard">
      <style:paragraph-properties fo:text-align="justify" style:justify-single-word="false"/>
      <style:text-properties fo:color="#000000" fo:font-size="10pt" officeooo:rsid="0177925c" officeooo:paragraph-rsid="0177925c" style:font-size-asian="10pt" style:font-size-complex="10pt"/>
    </style:style>
    <style:style style:name="P52" style:family="paragraph" style:parent-style-name="Standard">
      <style:paragraph-properties fo:text-align="justify" style:justify-single-word="false" fo:break-before="page"/>
      <style:text-properties fo:font-size="12pt" fo:font-weight="bold" officeooo:rsid="012ceefc" officeooo:paragraph-rsid="012ceefc" style:font-size-asian="12pt" style:font-weight-asian="bold" style:font-size-complex="12pt" style:font-weight-complex="bold"/>
    </style:style>
    <style:style style:name="P53" style:family="paragraph" style:parent-style-name="Standard">
      <style:paragraph-properties fo:text-align="justify" style:justify-single-word="false" fo:break-before="page">
        <style:tab-stops>
          <style:tab-stop style:position="6.694cm"/>
        </style:tab-stops>
      </style:paragraph-properties>
      <style:text-properties fo:font-size="12pt" fo:font-weight="bold" officeooo:rsid="013e0d0c" officeooo:paragraph-rsid="013e0d0c" style:font-size-asian="12pt" style:font-weight-asian="bold" style:font-size-complex="12pt" style:font-weight-complex="bold"/>
    </style:style>
    <style:style style:name="P54" style:family="paragraph" style:parent-style-name="Standard">
      <style:text-properties fo:font-size="10pt" officeooo:rsid="00263971" officeooo:paragraph-rsid="0113387c" style:font-size-asian="10pt" style:font-size-complex="10pt"/>
    </style:style>
    <style:style style:name="P55" style:family="paragraph" style:parent-style-name="Standard">
      <style:paragraph-properties fo:text-align="end" style:justify-single-word="false"/>
      <style:text-properties fo:font-size="10pt" officeooo:rsid="00e0de40" officeooo:paragraph-rsid="0113387c" style:font-size-asian="10pt" style:font-size-complex="10pt"/>
    </style:style>
    <style:style style:name="P56" style:family="paragraph" style:parent-style-name="Standard">
      <style:paragraph-properties fo:text-align="justify" style:justify-single-word="false">
        <style:tab-stops>
          <style:tab-stop style:position="7.99cm"/>
        </style:tab-stops>
      </style:paragraph-properties>
      <style:text-properties fo:font-size="10pt" officeooo:rsid="003064a2" officeooo:paragraph-rsid="0113387c" style:font-size-asian="10pt" style:font-size-complex="10pt"/>
    </style:style>
    <style:style style:name="P57" style:family="paragraph" style:parent-style-name="Standard">
      <style:paragraph-properties fo:text-align="justify" style:justify-single-word="false"/>
      <style:text-properties officeooo:paragraph-rsid="0177925c"/>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loext:graphic-properties draw:fill="none"/>
      <style:paragraph-properties fo:text-align="center"/>
    </style:style>
    <style:style style:name="P60" style:family="paragraph">
      <loext:graphic-properties draw:fill="none"/>
    </style:style>
    <style:style style:name="T1" style:family="text">
      <style:text-properties style:font-name="OpenSymbol" fo:font-size="10pt" officeooo:rsid="0118ae4c" style:font-name-asian="OpenSymbol" style:font-size-asian="10pt" style:font-name-complex="OpenSymbol" style:font-size-complex="10pt"/>
    </style:style>
    <style:style style:name="T2" style:family="text">
      <style:text-properties style:font-name="OpenSymbol" fo:font-size="10pt" officeooo:rsid="011950aa" style:font-name-asian="OpenSymbol" style:font-size-asian="10pt" style:font-name-complex="OpenSymbol" style:font-size-complex="10pt"/>
    </style:style>
    <style:style style:name="T3" style:family="text">
      <style:text-properties officeooo:rsid="0101b446"/>
    </style:style>
    <style:style style:name="T4" style:family="text">
      <style:text-properties officeooo:rsid="01033a5c"/>
    </style:style>
    <style:style style:name="T5" style:family="text">
      <style:text-properties officeooo:rsid="010d7101"/>
    </style:style>
    <style:style style:name="T6" style:family="text">
      <style:text-properties fo:font-size="10pt" officeooo:rsid="01474387" style:font-size-asian="10pt" style:font-size-complex="10pt"/>
    </style:style>
    <style:style style:name="T7" style:family="text">
      <style:text-properties fo:font-size="10pt" officeooo:rsid="01065288" style:font-size-asian="10pt" style:font-size-complex="10pt"/>
    </style:style>
    <style:style style:name="T8" style:family="text">
      <style:text-properties fo:font-size="10pt" officeooo:rsid="010d23f1" style:font-size-asian="10pt" style:font-size-complex="10pt"/>
    </style:style>
    <style:style style:name="T9" style:family="text">
      <style:text-properties fo:font-size="10pt" officeooo:rsid="010d7101" style:font-size-asian="10pt" style:font-size-complex="10pt"/>
    </style:style>
    <style:style style:name="T10" style:family="text">
      <style:text-properties fo:font-size="10pt" officeooo:rsid="01811628" style:font-size-asian="10pt" style:font-size-complex="10pt"/>
    </style:style>
    <style:style style:name="T11" style:family="text">
      <style:text-properties officeooo:rsid="0133eaa8"/>
    </style:style>
    <style:style style:name="T12" style:family="text">
      <style:text-properties officeooo:rsid="01360ba7"/>
    </style:style>
    <style:style style:name="T13" style:family="text">
      <style:text-properties officeooo:rsid="01369455"/>
    </style:style>
    <style:style style:name="T14" style:family="text">
      <style:text-properties officeooo:rsid="0138c56c"/>
    </style:style>
    <style:style style:name="T15" style:family="text">
      <style:text-properties officeooo:rsid="01396e2c"/>
    </style:style>
    <style:style style:name="T16" style:family="text">
      <style:text-properties officeooo:rsid="0139ce1b"/>
    </style:style>
    <style:style style:name="T17" style:family="text">
      <style:text-properties officeooo:rsid="013e1b20"/>
    </style:style>
    <style:style style:name="T18" style:family="text">
      <style:text-properties officeooo:rsid="014140db"/>
    </style:style>
    <style:style style:name="T19" style:family="text">
      <style:text-properties officeooo:rsid="0141d9a0"/>
    </style:style>
    <style:style style:name="T20" style:family="text">
      <style:text-properties officeooo:rsid="014408b1"/>
    </style:style>
    <style:style style:name="T21" style:family="text">
      <style:text-properties fo:color="#000000"/>
    </style:style>
    <style:style style:name="T22" style:family="text">
      <style:text-properties fo:color="#000000" fo:font-size="10pt" officeooo:rsid="01474387" style:font-size-asian="10pt" style:font-size-complex="10pt"/>
    </style:style>
    <style:style style:name="T23" style:family="text">
      <style:text-properties fo:color="#000000" fo:font-size="10pt" officeooo:rsid="014a0fde" style:font-size-asian="10pt" style:font-size-complex="10pt"/>
    </style:style>
    <style:style style:name="T24" style:family="text">
      <style:text-properties fo:color="#000000" fo:font-size="10pt" officeooo:rsid="01065288" style:font-size-asian="10pt" style:font-size-complex="10pt"/>
    </style:style>
    <style:style style:name="T25" style:family="text">
      <style:text-properties fo:color="#000000" fo:font-size="10pt" officeooo:rsid="01246f3c" style:font-size-asian="10pt" style:font-size-complex="10pt"/>
    </style:style>
    <style:style style:name="T26" style:family="text">
      <style:text-properties fo:color="#000000" fo:font-size="10pt" officeooo:rsid="01764427" style:font-size-asian="10pt" style:font-size-complex="10pt"/>
    </style:style>
    <style:style style:name="T27" style:family="text">
      <style:text-properties fo:color="#000000" fo:font-size="10pt" officeooo:rsid="0179f05e" style:font-size-asian="10pt" style:font-size-complex="10pt"/>
    </style:style>
    <style:style style:name="T28" style:family="text">
      <style:text-properties fo:color="#000000" fo:font-size="10pt" officeooo:rsid="017c91df" style:font-size-asian="10pt" style:font-size-complex="10pt"/>
    </style:style>
    <style:style style:name="T29" style:family="text">
      <style:text-properties fo:color="#000000" fo:font-size="10pt" officeooo:rsid="0177925c" style:font-size-asian="10pt" style:font-size-complex="10pt"/>
    </style:style>
    <style:style style:name="T30" style:family="text">
      <style:text-properties fo:color="#000000" style:text-underline-style="solid" style:text-underline-width="auto" style:text-underline-color="font-color" fo:font-weight="bold" style:font-weight-asian="bold" style:font-weight-complex="bold"/>
    </style:style>
    <style:style style:name="T31" style:family="text">
      <style:text-properties fo:color="#000000" style:text-underline-style="solid" style:text-underline-width="auto" style:text-underline-color="font-color" fo:font-weight="bold" officeooo:rsid="01357c2c" style:font-weight-asian="bold" style:font-weight-complex="bold"/>
    </style:style>
    <style:style style:name="T32" style:family="text">
      <style:text-properties fo:color="#000000" officeooo:rsid="012feab3"/>
    </style:style>
    <style:style style:name="T33" style:family="text">
      <style:text-properties fo:color="#000000" officeooo:rsid="0177925c"/>
    </style:style>
    <style:style style:name="T34" style:family="text">
      <style:text-properties fo:color="#000000" officeooo:rsid="0179f05e"/>
    </style:style>
    <style:style style:name="T35" style:family="text">
      <style:text-properties officeooo:rsid="0152299a"/>
    </style:style>
    <style:style style:name="T36" style:family="text">
      <style:text-properties officeooo:rsid="01579070"/>
    </style:style>
    <style:style style:name="T37" style:family="text">
      <style:text-properties officeooo:rsid="0157d29d"/>
    </style:style>
    <style:style style:name="T38" style:family="text">
      <style:text-properties officeooo:rsid="0157f3ec"/>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138c56c" style:font-weight-asian="bold" style:font-weight-complex="bold"/>
    </style:style>
    <style:style style:name="T41"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42" style:family="text">
      <style:text-properties officeooo:rsid="01625945"/>
    </style:style>
    <style:style style:name="T43" style:family="text">
      <style:text-properties officeooo:rsid="0165ba0a"/>
    </style:style>
    <style:style style:name="T44" style:family="text">
      <style:text-properties officeooo:rsid="0167c833"/>
    </style:style>
    <style:style style:name="T45" style:family="text">
      <style:text-properties officeooo:rsid="017a8c11"/>
    </style:style>
    <style:style style:name="T46" style:family="text">
      <style:text-properties officeooo:rsid="01805951"/>
    </style:style>
    <style:style style:name="T47" style:family="text">
      <style:text-properties fo:font-weight="bold" officeooo:rsid="01805951" style:font-weight-asian="bold" style:font-weight-complex="bold"/>
    </style:style>
    <style:style style:name="T48" style:family="text">
      <style:text-properties officeooo:rsid="01811628"/>
    </style:style>
    <style:style style:name="T49" style:family="text">
      <style:text-properties fo:font-variant="normal" fo:text-transform="none" style:use-window-font-color="true" style:text-outline="false" style:text-line-through-style="none" style:text-line-through-type="none" style:text-position="0% 100%" style:font-name="DejaVu Serif" fo:font-size="8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DejaVu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ejaVu Sans1"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15cm" fo:border="none" draw:textarea-vertical-align="middle"/>
    </style:style>
    <style:style style:name="gr1" style:family="graphic">
      <style:graphic-properties svg:stroke-color="#000000" draw:fill="none"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none" draw:textarea-horizontal-align="justify" draw:textarea-vertical-align="middle" draw:auto-grow-height="false" fo:min-height="4.5cm" fo:min-width="8.5cm" style:protect="size"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custom-shape text:anchor-type="paragraph" draw:z-index="3" draw:name="Form1" draw:style-name="gr2" draw:text-style-name="P60" svg:width="8.501cm" svg:height="4.5cm" svg:x="-0.499cm" svg:y="0cm"><text:p/><draw:enhanced-geometry svg:viewBox="0 0 21600 21600" draw:type="rectangle" draw:enhanced-path="M 0 0 L 21600 0 21600 21600 0 21600 0 0 Z N"/></draw:custom-shape><draw:line text:anchor-type="paragraph" draw:z-index="4" draw:name="Form3" draw:style-name="gr1" draw:text-style-name="P59" svg:x1="0.102cm" svg:y1="14.847cm" svg:x2="1.102cm" svg:y2="14.847cm"><text:p/></draw:line><draw:frame draw:style-name="fr1" draw:name="Rahmen2" text:anchor-type="paragraph" svg:x="-0.499cm" svg:y="0cm" svg:width="8.5cm" svg:height="4.5cm" draw:z-index="5"><draw:text-box><text:p text:style-name="P12">Hans – Peter Meyer, Theodor-Loos-Weg 7, 12353 Berlin</text:p><text:p text:style-name="P6"/><text:p text:style-name="P6"/><text:p text:style-name="P5"><office:annotation><dc:creator>Unbekannter Autor</dc:creator><dc:date>2020-05-04T20:56:10.675282508</dc:date><text:p text:style-name="P58"><text:span text:style-name="T49">Über der Firma in Zeile 1</text:span></text:p><text:p text:style-name="P58"><text:span text:style-name="T49"/></text:p><text:p text:style-name="P58"><text:span text:style-name="T49">1) Büchersendung</text:span></text:p><text:p text:style-name="P58"><text:span text:style-name="T49">1) Einschreiben Einwurf</text:span></text:p><text:p text:style-name="P58"><text:span text:style-name="T49">1) Persönlich</text:span></text:p><text:p text:style-name="P58"><text:span text:style-name="T49">1) Einschreiben Rückschein</text:span></text:p><text:p text:style-name="P58"><text:span text:style-name="T49"/></text:p><text:p text:style-name="P58"><text:span text:style-name="T49"/></text:p><text:p text:style-name="P58"><text:span text:style-name="T49">2) Einschreiben</text:span></text:p><text:p text:style-name="P58"><text:span text:style-name="T49">1) Pesönlich/Vertraulich</text:span></text:p><text:p text:style-name="P58"><text:span text:style-name="T49"/></text:p><text:p text:style-name="P58"><text:span text:style-name="T49">2) Nicht nachsenden!</text:span></text:p><text:p text:style-name="P58"><text:span text:style-name="T49">1) Einschreiben</text:span></text:p></office:annotation></text:p><text:p text:style-name="P11">Personalabteilung</text:p><text:p text:style-name="P9">Deutsche Rentenversicherung Bund</text:p><text:p text:style-name="P7"><office:annotation><dc:creator>Unbekannter Autor</dc:creator><dc:date>2020-05-06T12:57:14.708057348</dc:date><text:p text:style-name="P58"><text:span text:style-name="T50">Jeder darf die Post öffnen</text:span></text:p><text:p text:style-name="P58"><text:span text:style-name="T50"/></text:p><text:p text:style-name="P58"><text:span text:style-name="T50">1) Firma</text:span></text:p><text:p text:style-name="P58"><text:span text:style-name="T50">2) Stellung </text:span></text:p><text:p text:style-name="P58"><text:span text:style-name="T50">3) Name</text:span></text:p><text:p text:style-name="P58"><text:span text:style-name="T50"/></text:p><text:p text:style-name="P58"><text:span text:style-name="T50">---</text:span></text:p><text:p text:style-name="P58"><text:span text:style-name="T50"/></text:p><text:p text:style-name="P58"><text:span text:style-name="T50">Nur X darf die Post öffnen</text:span></text:p><text:p text:style-name="P58"><text:span text:style-name="T50"/></text:p><text:p text:style-name="P58"><text:span text:style-name="T50">1) Name</text:span></text:p><text:p text:style-name="P58"><text:span text:style-name="T50">2) Stellung</text:span></text:p><text:p text:style-name="P58"><text:span text:style-name="T50">3) Firma</text:span></text:p><text:p text:style-name="P58"><text:span text:style-name="T50"/></text:p><text:p text:style-name="P58"><text:span text:style-name="T50"/></text:p><text:p text:style-name="P58"><text:span text:style-name="T50"/></text:p></office:annotation></text:p><text:p text:style-name="P8">Hirschberger Str. 4</text:p><text:p text:style-name="P8">10317 Berlin</text:p><text:p text:style-name="P10"/></draw:text-box></draw:frame></text:p>
      <text:p text:style-name="P16"/>
      <text:p text:style-name="P55"><text:date style:data-style-name="N76" text:date-value="2020-05-30T02:59:40.205061729">26. Mai 2020</text:date></text:p>
      <text:p text:style-name="P16"/>
      <text:p text:style-name="P18"/>
      <text:p text:style-name="P42">B<text:span text:style-name="T3">ewerbung als Mitarbeiter Registratur</text:span></text:p>
      <text:p text:style-name="P13"/>
      <text:p text:style-name="P13"/>
      <text:p text:style-name="P14">Sehr geehrte <text:span text:style-name="T4">Damen und Herren</text:span>,</text:p>
      <text:p text:style-name="P14"/>
      <text:p text:style-name="P20">wie bereits mit Herrn Burghardt aus Dezernat 4910 besprochen, sende ich Ihnen meine Bewerbung für einen Einstieg bei der Deutschen Rentenversicherung Bund im Bereich Registratur.</text:p>
      <text:p text:style-name="P15"/>
      <text:p text:style-name="P45"><text:span text:style-name="T7">Wie Sie meinem Lebenslauf entnehmen können, habe ich bereits in verschiedensten Positionen</text:span><text:span text:style-name="T24"> meine Kenntnisse und Fähigkeiten erfolgreich einsetzen</text:span><text:span text:style-name="T25"> </text:span><text:span text:style-name="T26">und weiterentwickeln können. Aufgrund meiner Qualifikation bin ich seit Oktober 2019 über die Firma Iron Mountain in einem Vorpilotprojekt bei der Deutschen Rentenversicherung eingesetzt. Da ich mich hier sehr erfolgreich bewähren konnte, wurde im Januar das Pilotprojekt mit meiner Beteiligung fortgesetzt. Ich konnte im Dezernat 4910 bereits alle Teams kennenlernen. Mich begeistert vor allem der Abwechslungsreichtum der zu erledigen</text:span><text:span text:style-name="T28">den</text:span><text:span text:style-name="T26"> Aufgaben. Neue und schwierige Situationen fordern mich immer wieder heraus und geben mir die Gelegenheit, mich selbst einzubringen. Bedingt durch mein erworbenes Fachwissen in der Registratur werde ich immer wieder in der E</text:span><text:span text:style-name="T27">inarbeitung</text:span><text:span text:style-name="T26"> neuer Mitarbeiter eingesetzt.</text:span></text:p>
      <text:p text:style-name="P49"/>
      <text:p text:style-name="P37"><text:span text:style-name="T21">Sie gewinnen mit mir einen motivierten und engagierten Mitarbeiter, der sich schnell in neue Aufgabenstellungen einarbeitet. Problemsituationen gehe ich aktiv an und suche nach der bestmöglichen Lösung. Teamarbeit ist für mich selbstverständlich. Während meiner Selbstständigkeit habe ich mir einen Ziel- und Umsetzungsorientierten Arbeitsstil angeeignet. Ein eigenes Unternehmen erfordert ein hohes Maß an Selbstorganisation, Stressresistenz und Flexibilität. Alles Eigenschaften, die mir in meiner jetzigen Tätigkeit zugutekommen. Ein sichere</text:span><text:span text:style-name="T34">r</text:span><text:span text:style-name="T21"> Umgang mit dem PC ist für mich selbstverständlich. </text:span><text:span text:style-name="T33">In einer Beschäftigung bei der Deutschen Rentenversicherung Bund sehe ich die Chance, mich weiterzuentwickeln und </text:span><text:span text:style-name="T34">N</text:span><text:span text:style-name="T33">eues zu lernen.</text:span></text:p>
      <text:p text:style-name="P50"/>
      <text:p text:style-name="P51">Sind Sie neugierig geworden? Dann freue ich mich auf ein persönliches Gespräch.</text:p>
      <text:p text:style-name="P57"><text:span text:style-name="T29">Sollte es aktuell keine freien Stellen in der Registratur geben, bin ich offen gegenüber alternativen Stellenangeboten.</text:span></text:p>
      <text:p text:style-name="P17"/>
      <text:p text:style-name="P56">Mit freundlichen Grüßen<text:tab/><text:span text:style-name="T47">Anlage:</text:span></text:p>
      <text:p text:style-name="P56"><draw:line text:anchor-type="paragraph" draw:z-index="0" draw:name="Form3" draw:style-name="gr1" draw:text-style-name="P59" svg:x1="0.102cm" svg:y1="10.499cm" svg:x2="1.102cm" svg:y2="10.499cm"><text:p/></draw:line><draw:line text:anchor-type="paragraph" draw:z-index="1" draw:name="Form3" draw:style-name="gr1" draw:text-style-name="P59" svg:x1="0.102cm" svg:y1="14.847cm" svg:x2="1.102cm" svg:y2="14.847cm"><text:p/></draw:line><draw:line text:anchor-type="paragraph" draw:z-index="2" draw:name="Form3" draw:style-name="gr1" draw:text-style-name="P59" svg:x1="0.102cm" svg:y1="21.003cm" svg:x2="1.102cm" svg:y2="21.003cm"><text:p/></draw:line><text:tab/><text:span text:style-name="T46">Lebenslauf</text:span></text:p>
      <text:p text:style-name="P15"/>
      <text:p text:style-name="P15"/>
      <text:p text:style-name="P19">Hans – Peter Meyer</text:p>
      <text:p text:style-name="P52">Persönliche Angaben</text:p>
      <text:p text:style-name="P21"/>
      <text:p text:style-name="P22">Geburtstag:<text:tab/>25. November 1986</text:p>
      <text:p text:style-name="P23">Geburtsort:<text:tab/>Oldenburg in Oldenburg</text:p>
      <text:p text:style-name="P23">Familienstand:<text:tab/><text:span text:style-name="T45">V</text:span>erheiratet</text:p>
      <text:p text:style-name="P43"/>
      <text:p text:style-name="P43"/>
      <text:p text:style-name="P46">Beruflicher Werdegang</text:p>
      <text:p text:style-name="P23"/>
      <text:p text:style-name="P23">10/2019 – heute<text:tab/><text:span text:style-name="T39">Registratur Mitarbeiter</text:span></text:p>
      <text:p text:style-name="P23"><text:tab/>Projekt bei der Deutschen Rentenversicherung Bund</text:p>
      <text:p text:style-name="P23"><text:tab/><text:tab/>Bereitstellung / Verteilung von Akten</text:p>
      <text:p text:style-name="P23"><text:tab/><text:tab/>Vorbereitung / Verteilung der Post</text:p>
      <text:p text:style-name="P23"><text:tab/><text:tab/>Recherche unklarer Sachverhalte</text:p>
      <text:p text:style-name="P23"/>
      <text:p text:style-name="P23">04/2015 – heute<text:tab/><text:span text:style-name="T39">Operations Mitarbeiter</text:span></text:p>
      <text:p text:style-name="P23"><text:tab/>Iron Mountain Deutschland GmbH</text:p>
      <text:p text:style-name="P23"><text:tab/><text:tab/>Einlagerung / Bereitstellung von Dokumenten</text:p>
      <text:p text:style-name="P23"><text:tab/><text:span text:style-name="T21"><text:tab/></text:span><text:span text:style-name="T32">Auslieferung von Dokumenten</text:span></text:p>
      <text:p text:style-name="P23"><text:tab/><text:tab/>Recherche unklarer Sachverhalte</text:p>
      <text:p text:style-name="P23"/>
      <text:p text:style-name="P24">01/2013 – 06/2013<text:tab/><text:span text:style-name="T30">Lagerist Mitarbeiter</text:span></text:p>
      <text:p text:style-name="P24"><text:tab/>ReBuy GmbH</text:p>
      <text:p text:style-name="P24"><text:tab/><text:tab/><text:span text:style-name="T11">Kommissionierung von Bestellungen</text:span></text:p>
      <text:p text:style-name="P24"><text:tab/><text:tab/><text:span text:style-name="T11">Verpackung der Ware</text:span></text:p>
      <text:p text:style-name="P24"><text:tab/><text:tab/><text:span text:style-name="T44">Prüfung eingehender Ware</text:span></text:p>
      <text:p text:style-name="P24"/>
      <text:p text:style-name="P25">05/2012 – 08/2012<text:tab/><text:span text:style-name="T31">Lagerist Mitarbeiter</text:span></text:p>
      <text:p text:style-name="P25"><text:tab/><text:span text:style-name="T12">Wheels Logistik</text:span></text:p>
      <text:p text:style-name="P25"><text:tab/><text:tab/><text:span text:style-name="T13">Beladen / Entladen von LKWs</text:span></text:p>
      <text:p text:style-name="P25"><text:tab/><text:tab/><text:span text:style-name="T13">Kommissionierung von Bestellungen</text:span></text:p>
      <text:p text:style-name="P25"><text:tab/><text:tab/><text:span text:style-name="T42">Bearbeitung von Versanddokumenten</text:span></text:p>
      <text:p text:style-name="P25"/>
      <text:p text:style-name="P26">10/2011 – 01/2013<text:tab/><text:span text:style-name="T40">Geschäftsführer (Online Versandhandel)</text:span></text:p>
      <text:p text:style-name="P26"><text:tab/><text:span text:style-name="T14">Selbstständig</text:span></text:p>
      <text:p text:style-name="P26"><text:tab/><text:tab/><text:span text:style-name="T15">Kommissionierung von Bestellungen</text:span></text:p>
      <text:p text:style-name="P26"><text:tab/><text:tab/><text:span text:style-name="T15">Versand von Bestellungen</text:span></text:p>
      <text:p text:style-name="P26"><text:tab/><text:tab/><text:span text:style-name="T15">Abwicklung Lager / Logistik / Verkauf</text:span></text:p>
      <text:p text:style-name="P26"/>
      <text:p text:style-name="P27">06/2013 – 01/2013<text:tab/><text:span text:style-name="T39">Geschäftsführer (Homepage Design)</text:span></text:p>
      <text:p text:style-name="P27"><text:tab/>Selbstständig</text:p>
      <text:p text:style-name="P27"><text:tab/><text:tab/><text:span text:style-name="T16">Erstellung von Internetseiten</text:span></text:p>
      <text:p text:style-name="P27"><text:tab/><text:tab/><text:span text:style-name="T16">Datenbank Administration</text:span></text:p>
      <text:p text:style-name="P27"><text:tab/><text:tab/><text:span text:style-name="T16">Abwicklung Lager / Logistik / Verkauf</text:span></text:p>
      <text:p text:style-name="P27"/>
      <text:p text:style-name="P28">10/2010 – 08/2011<text:tab/><text:span text:style-name="T39">Fachkraft Lagerlogistik</text:span></text:p>
      <text:p text:style-name="P28"><text:tab/>GBT Buecolit GmbH</text:p>
      <text:p text:style-name="P28"><text:tab/><text:tab/>Unterstützung Lagerleitung</text:p>
      <text:p text:style-name="P28"><text:tab/><text:tab/>Verwaltung des Lagers und Bereitstellung</text:p>
      <text:p text:style-name="P28"><text:tab/><text:tab/>Versand und Lagerung von Gefahrgut</text:p>
      <text:p text:style-name="P28"/>
      <text:p text:style-name="P29">10/2006- 09/2010<text:tab/><text:span text:style-name="T39">Zeitsoldat</text:span></text:p>
      <text:p text:style-name="P29"><text:tab/>Lufttransportgeschwader 63</text:p>
      <text:p text:style-name="P29"><text:tab/><text:tab/>Verwaltung von Personalunterlagen</text:p>
      <text:p text:style-name="P29"><text:tab/><text:tab/>Verwaltung des Materiallagers</text:p>
      <text:p text:style-name="P29"><text:tab/><text:tab/><text:span text:style-name="T43">Vorbereitung / Durchführung von Präsentationen</text:span></text:p>
      <text:p text:style-name="P53">Ausbildung</text:p>
      <text:p text:style-name="P38"/>
      <text:p text:style-name="P39"><text:span text:style-name="T36">25.01.2019 – </text:span>28.01.2019<text:tab/><text:span text:style-name="T39">Ausbildung Brandschutzhelfer</text:span></text:p>
      <text:p text:style-name="P39"><text:tab/>Iron Mountain Deutschland GmbH</text:p>
      <text:p text:style-name="P40"/>
      <text:p text:style-name="P40"><text:span text:style-name="T37">30.07.2019 – </text:span>01.08.2019<text:tab/><text:span text:style-name="T41">Weiterbildung Betriebsersthelfer</text:span></text:p>
      <text:p text:style-name="P40"><text:tab/>Iron Mountain Deutschland GmbH</text:p>
      <text:p text:style-name="P41"/>
      <text:p text:style-name="P41"><text:span text:style-name="T38">08.08.2016 – </text:span>10.08.2016<text:tab/><text:span text:style-name="T39">Ausbildung Betriebsersthelfer</text:span></text:p>
      <text:p text:style-name="P41"><text:tab/>Iron Mountain <text:span text:style-name="T35">Deutschland GmbH</text:span></text:p>
      <text:p text:style-name="P41"/>
      <text:p text:style-name="P38">10/2010 – 03/2011<text:tab/><text:span text:style-name="T39">Weiterbildung Fachkraft Lagerlogistik</text:span></text:p>
      <text:p text:style-name="P38"><text:tab/>GBT Buecolit GmbH</text:p>
      <text:p text:style-name="P38"/>
      <text:p text:style-name="P38">08/2003 – 07/2005<text:tab/><text:span text:style-name="T39">Ausbildung zum Verkäufer (IHK)</text:span></text:p>
      <text:p text:style-name="P38"><text:tab/>Hornbach</text:p>
      <text:p text:style-name="P38"/>
      <text:p text:style-name="P38">2002 – 2003<text:tab/><text:span text:style-name="T39">Berufliche Orientierung</text:span></text:p>
      <text:p text:style-name="P38"><text:tab/>BBS 2 Metalltechnik</text:p>
      <text:p text:style-name="P38"/>
      <text:p text:style-name="P30">1993 – 2002<text:tab/><text:span text:style-name="T39">Hauptschulabschluss</text:span></text:p>
      <text:p text:style-name="P30"><text:tab/>Paulus Schule</text:p>
      <text:p text:style-name="P30"/>
      <text:p text:style-name="P30"/>
      <text:p text:style-name="P48">Kenntnisse &amp; Fähigkeiten</text:p>
      <text:p text:style-name="P30"/>
      <text:p text:style-name="P30">Fremdsprachen<text:tab/>Englis<text:span text:style-name="T45">c</text:span>h (erweiterte Kenntnisse)</text:p>
      <text:p text:style-name="P30"><text:tab/>Russisch (Grundkenntnisse / Eigenstudium)</text:p>
      <text:p text:style-name="P30"/>
      <text:p text:style-name="P30">PC Kenntnisse<text:tab/>Anwendungsentwicklung (C#)</text:p>
      <text:p text:style-name="P30"><text:tab/>Datenbanksysteme (MySql)</text:p>
      <text:p text:style-name="P30"><text:tab/>Homepage Design (PHP, CSS)</text:p>
      <text:p text:style-name="P30"><text:tab/><text:span text:style-name="T17">Pen-Testing (Kali Linux)</text:span></text:p>
      <text:p text:style-name="P30"><text:tab/><text:span text:style-name="T17">Betriebssysteme (Windows, Linux)</text:span></text:p>
      <text:p text:style-name="P30"/>
      <text:p text:style-name="P30"/>
      <text:p text:style-name="P47">Zertifikate</text:p>
      <text:p text:style-name="P31"/>
      <text:p text:style-name="P44"><text:span text:style-name="T22">2</text:span><text:span text:style-name="T23">8.01.2019</text:span><text:span text:style-name="T6"><text:tab/>Brandschutzhelfer</text:span></text:p>
      <text:p text:style-name="P31"/>
      <text:p text:style-name="P36">10.08.2016<text:tab/><text:span text:style-name="T20">Betriebsersthelfer (01.08.2018 erneuert)</text:span></text:p>
      <text:p text:style-name="P31"/>
      <text:p text:style-name="P35">02.02.2011<text:tab/>SCC Pass „Operative Führungskräfte“</text:p>
      <text:p text:style-name="P31"/>
      <text:p text:style-name="P34">03.12.2010<text:tab/><text:span text:style-name="T19">Gabelstaplerschein</text:span></text:p>
      <text:p text:style-name="P34"/>
      <text:p text:style-name="P33">07.05.2007<text:tab/>DV-Ausbildung „Lotus Notes“</text:p>
      <text:p text:style-name="P31"/>
      <text:p text:style-name="P32">2007<text:tab/>ECDL Modul 2 Tabellenkalkulation „MS Excel“</text:p>
      <text:p text:style-name="P31"/>
      <text:p text:style-name="P32">2007<text:tab/><text:span text:style-name="T18">ECDL Modul 3 Textverarbeitung „MS Wor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2pt" fo:font-weight="bold" officeooo:rsid="01000f68" officeooo:paragraph-rsid="0113387c" style:font-size-asian="12pt" style:font-weight-asian="bold" style:font-size-complex="12pt" style:font-weight-complex="bold"/>
    </style:style>
    <style:style style:name="MP2" style:family="paragraph" style:parent-style-name="Header">
      <style:paragraph-properties fo:text-align="end" style:justify-single-word="false"/>
      <style:text-properties fo:font-size="12pt" fo:font-weight="normal" officeooo:rsid="01000f68" officeooo:paragraph-rsid="0113387c" style:font-size-asian="12pt" style:font-weight-asian="normal" style:font-size-complex="12pt" style:font-weight-complex="normal"/>
    </style:style>
    <style:style style:name="MP3" style:family="paragraph" style:parent-style-name="Header">
      <style:paragraph-properties fo:text-align="end" style:justify-single-word="false"/>
      <style:text-properties fo:font-size="8pt" fo:font-weight="normal" officeooo:rsid="0100d925" officeooo:paragraph-rsid="0113387c" style:font-size-asian="8pt" style:font-weight-asian="normal" style:font-size-complex="8pt" style:font-weight-complex="normal"/>
    </style:style>
    <style:style style:name="MP4" style:family="paragraph" style:parent-style-name="Footer">
      <style:paragraph-properties fo:text-align="end" style:justify-single-word="false">
        <style:tab-stops>
          <style:tab-stop style:position="4.697cm"/>
          <style:tab-stop style:position="8.5cm" style:type="center"/>
          <style:tab-stop style:position="11.494cm"/>
          <style:tab-stop style:position="17.002cm" style:type="right"/>
        </style:tab-stops>
      </style:paragraph-properties>
      <style:text-properties fo:font-size="8pt" officeooo:rsid="00ad1994" officeooo:paragraph-rsid="0033365b" style:font-size-asian="8pt" style:font-size-complex="8pt"/>
    </style:style>
    <style:style style:name="MT1" style:family="text">
      <style:text-properties style:font-name="OpenSymbol" fo:font-size="10pt" officeooo:rsid="0118ae4c" style:font-name-asian="OpenSymbol" style:font-size-asian="10pt" style:font-name-complex="OpenSymbol" style:font-size-complex="10pt"/>
    </style:style>
    <style:style style:name="MT2" style:family="text">
      <style:text-properties style:font-name="OpenSymbol" fo:font-size="10pt" officeooo:rsid="011950aa" style:font-name-asian="OpenSymbol" style:font-size-asian="10pt" style:font-name-complex="OpenSymbol" style:font-size-complex="10pt"/>
    </style:style>
    <style:page-layout style:name="Mpm1">
      <style:page-layout-properties fo:page-width="21.001cm" fo:page-height="29.7cm" style:num-format="1" style:print-orientation="portrait" fo:margin-top="0cm" fo:margin-bottom="0.9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4.5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1">Hans – Peter Meyer</text:p>
        <text:p text:style-name="MP1">Bewerbungsunterlagen</text:p>
        <text:p text:style-name="MP2"/>
        <text:p text:style-name="MP3">Theodor-Loos-Weg 7 <text:s text:c="4"/>| <text:s text:c="4"/>12353 Berlin <text:s text:c="4"/>| <text:s text:c="3"/><text:span text:style-name="MT1"></text:span> 0173 – 8542374 <text:s text:c="4"/>| <text:s text:c="3"/><text:span text:style-name="MT2"></text:span> hans_peter.meyer@yahoo.de</text:p>
      </style:header>
      <style:footer>
        <text:p text:style-name="MP4"/>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12:53:32.135024634</meta:creation-date>
    <meta:editing-duration>P3DT23H58M41S</meta:editing-duration>
    <meta:editing-cycles>99</meta:editing-cycles>
    <meta:generator>LibreOffice/6.3.6.2$Linux_X86_64 LibreOffice_project/30$Build-2</meta:generator>
    <dc:title>Form B - Geschäftsbrief</dc:title>
    <dc:date>2020-05-30T02:59:40.005081667</dc:date>
    <meta:print-date>2020-05-26T04:45:51.676045566</meta:print-date>
    <meta:document-statistic meta:table-count="0" meta:image-count="0" meta:object-count="0" meta:page-count="3" meta:paragraph-count="97" meta:word-count="578" meta:character-count="4863" meta:non-whitespace-character-count="4271"/>
    <meta:template xlink:type="simple" xlink:actuate="onRequest" xlink:title="Form B - Geschäftsbrief" xlink:href="../.config/libreoffice/4/user/template/Form%20B%20-%20Geschäftsbrief.ott" meta:date="2020-05-07T12:53:31.274551422"/>
  </office:meta>
</office:document-meta>
</file>